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3.083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2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7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978cm" fo:min-width="57.504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7.504cm"/>
    </style:style>
    <style:style style:name="gr37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7.504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9" style:family="graphic" style:parent-style-name="objectwithoutfill">
      <style:graphic-properties svg:stroke-width="0cm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40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83cm" svg:height="1.6cm" svg:x="42.3cm" svg:y="3.2cm">
          <draw:text-box>
            <text:p><text:span text:style-name="T1"><text:file-name text:display="name">005-004-QMXAtomSurfInt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796cm" svg:y1="67.723cm" svg:x2="21.697cm" svg:y2="67.471cm" draw:start-shape="id1" draw:start-glue-point="1" draw:end-shape="id2" draw:end-glue-point="6" svg:d="M18796 67723l2901-252" svg:viewBox="0 0 2902 253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.096cm" svg:y="71.274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5.196cm" svg:y="71.27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3">QMReset</text:span></text:p>
        </draw:connector>
        <draw:connector draw:style-name="gr12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3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296cm" svg:y="70.87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396cm" svg:y="70.87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2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4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3">Reset</text:span></text:p>
        </draw:connector>
        <draw:connector draw:style-name="gr14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596cm" svg:y="66.97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696cm" svg:y="66.9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5" draw:text-style-name="P10" draw:layer="layout" svg:width="0.8cm" svg:height="0.3cm" svg:x="15.496cm" svg:y="66.9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6.296cm" svg:y="66.972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5.496cm" svg:y="67.2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6.296cm" svg:y="67.272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5.496cm" svg:y="67.5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17.696cm" svg:y="67.87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8cm" svg:height="0.3cm" svg:x="15.496cm" svg:y="67.874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0" draw:layer="layout" svg:width="0.4cm" svg:height="0.3cm" svg:x="17.296cm" svg:y="67.8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17.696cm" svg:y="68.17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5.496cm" svg:y="68.174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6.596cm" svg:y="68.174cm">
                <text:p text:style-name="P9"><text:span text:style-name="T3">0.0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5" draw:text-style-name="P10" draw:layer="layout" svg:width="0.8cm" svg:height="0.3cm" svg:x="19.596cm" svg:y="71.97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1.97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9.596cm" svg:y="72.27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2.27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9.596cm" svg:y="72.57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1.796cm" svg:y="72.87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19.596cm" svg:y="72.87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20.696cm" svg:y="72.872cm">
                <text:p text:style-name="P9"><text:span text:style-name="T3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5" draw:text-style-name="P10" draw:layer="layout" svg:width="0.8cm" svg:height="0.3cm" svg:x="45.996cm" svg:y="72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47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5.996cm" svg:y="72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7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5.996cm" svg:y="73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8.196cm" svg:y="73.67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6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7.096cm" svg:y="73.67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3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47.096cm" svg:y="73.37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5" draw:text-style-name="P10" draw:layer="layout" svg:width="0.8cm" svg:height="0.3cm" svg:x="49.796cm" svg:y="67.7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7.77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9.796cm" svg:y="68.0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8.0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9.796cm" svg:y="68.3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51.996cm" svg:y="68.97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9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0.896cm" svg:y="68.9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6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50.896cm" svg:y="68.672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37.896cm" svg:y="58.3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5.696cm" svg:y="58.37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6.796cm" svg:y="58.37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2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5.696cm" svg:y="71.274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.796cm" svg:y="71.274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1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3">QMLevel</text:span></text:p>
        </draw:connector>
        <draw:connector draw:style-name="gr12" draw:text-style-name="P7" xml:id="id62" draw:id="id62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10" draw:layer="layout" svg:width="1.4cm" svg:height="0.3cm" svg:x="1.497cm" svg:y="72.172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3.697cm" svg:y="71.8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10" draw:layer="layout" svg:width="1.4cm" svg:height="0.3cm" svg:x="1.497cm" svg:y="71.872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cm" svg:y="43.933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8cm" svg:y="43.933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2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 text:style-name="P9"><text:span text:style-name="T3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1cm" svg:y="45.6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2cm" svg:y="45.63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2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1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6">Transfer</text:span></text:p>
        </draw:connector>
        <draw:g xml:id="id24" draw:id="id24">
          <draw:g>
            <draw:custom-shape draw:style-name="gr7" draw:text-style-name="P10" draw:layer="ConfigLayout" svg:width="0.8cm" svg:height="0.3cm" svg:x="6.696cm" svg:y="50.2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 text:style-name="P9"><text:span text:style-name="T3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6.696cm" svg:y="51.17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96cm" svg:y="51.17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1.697cm" svg:y1="67.471cm" svg:x2="12.751cm" svg:y2="47.732cm" draw:start-shape="id2" draw:start-glue-point="6" draw:end-shape="id22" draw:end-glue-point="8" svg:d="M21697 67471l-8946-19739" svg:viewBox="0 0 8947 19740">
          <text:p/>
        </draw:connector>
        <draw:custom-shape draw:style-name="gr5" draw:text-style-name="P6" xml:id="id23" draw:id="id23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1.697cm" svg:y1="67.471cm" svg:x2="11.727cm" svg:y2="51.758cm" draw:start-shape="id2" draw:start-glue-point="6" draw:end-shape="id23" draw:end-glue-point="9" svg:d="M21697 67471l-9970-15713" svg:viewBox="0 0 9971 15714">
          <text:p/>
        </draw:connector>
        <draw:connector draw:style-name="gr11" draw:text-style-name="P7" draw:layer="ConfigLayout" draw:type="line" svg:x1="12.751cm" svg:y1="47.232cm" svg:x2="13.273cm" svg:y2="45.858cm" draw:start-shape="id22" draw:end-shape="id21" draw:end-glue-point="7" svg:d="M12751 47232l522-1374" svg:viewBox="0 0 523 1375">
          <text:p text:style-name="P9"><text:span text:style-name="T6">Transfer</text:span></text:p>
        </draw:connector>
        <draw:connector draw:style-name="gr12" draw:text-style-name="P7" draw:layer="ConfigLayout" draw:type="line" svg:x1="9.996cm" svg:y1="50.871cm" svg:x2="11.3cm" svg:y2="51.581cm" draw:start-shape="id24" draw:start-glue-point="1" draw:end-shape="id23" draw:end-glue-point="6" svg:d="M9996 50871l1304 710" svg:viewBox="0 0 1305 711">
          <text:p/>
        </draw:connector>
        <draw:connector draw:style-name="gr11" draw:text-style-name="P7" draw:layer="ConfigLayout" draw:type="line" svg:x1="11.951cm" svg:y1="49.232cm" svg:x2="12.574cm" svg:y2="47.659cm" draw:start-shape="id25" draw:start-glue-point="4" draw:end-shape="id22" draw:end-glue-point="7" svg:d="M11951 49232l623-1573" svg:viewBox="0 0 624 1574">
          <text:p text:style-name="P9"><text:span text:style-name="T6">Transfer</text:span></text:p>
        </draw:connector>
        <draw:connector draw:style-name="gr11" draw:text-style-name="P7" draw:layer="ConfigLayout" draw:type="line" svg:x1="11.55cm" svg:y1="51.331cm" svg:x2="11.774cm" svg:y2="49.659cm" draw:start-shape="id23" draw:start-glue-point="4" draw:end-shape="id25" draw:end-glue-point="7" svg:d="M11550 51331l224-1672" svg:viewBox="0 0 225 1673">
          <text:p text:style-name="P9"><text:span text:style-name="T6">Transfer</text:span></text:p>
        </draw:connector>
        <draw:connector draw:style-name="gr14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3">Reset</text:span></text:p>
        </draw:connector>
        <draw:connector draw:style-name="gr14" draw:text-style-name="P10" draw:layer="ConfigLayout" draw:type="curve" svg:x1="23.447cm" svg:y1="69.373cm" svg:x2="26.45cm" svg:y2="43.2cm" draw:start-shape="id5" draw:start-glue-point="4" draw:end-shape="id26" draw:end-glue-point="8" svg:d="M23447 69373c0-19629 3003-6543 3003-26173" svg:viewBox="0 0 3004 26174">
          <text:p text:style-name="P9"><text:span text:style-name="T3">Reset</text:span></text:p>
        </draw:connector>
        <draw:connector draw:style-name="gr12" draw:text-style-name="P7" draw:layer="ConfigLayout" draw:type="line" svg:x1="28.85cm" svg:y1="23.702cm" svg:x2="31.001cm" svg:y2="25.999cm" draw:start-shape="id27" draw:start-glue-point="2" draw:end-shape="id28" draw:end-glue-point="4" svg:d="M28850 23702l2151 2297" svg:viewBox="0 0 2152 2298">
          <text:p/>
        </draw:connector>
        <draw:g xml:id="id29" draw:id="id29">
          <draw:g>
            <draw:custom-shape draw:style-name="gr15" draw:text-style-name="P10" draw:layer="ConfigLayout" svg:width="0.8cm" svg:height="0.3cm" svg:x="23.8cm" svg:y="33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4.6cm" svg:y="33.3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23.8cm" svg:y="33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4.6cm" svg:y="33.6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3.8cm" svg:y="3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6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9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9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5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5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8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8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8cm" svg:y1="34.749cm" svg:x2="19.399cm" svg:y2="36.132cm" draw:start-shape="id29" draw:start-glue-point="3" draw:end-shape="id19" draw:end-glue-point="5" svg:d="M23800 34749l-4401 1383" svg:viewBox="0 0 4402 1384">
          <text:p/>
        </draw:connector>
        <draw:connector draw:style-name="gr14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3">Fidelity:4</text:span></text:p>
        </draw:connector>
        <draw:connector draw:style-name="gr14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3">SimulatedTime</text:span></text:p>
        </draw:connector>
        <draw:connector draw:style-name="gr14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3">FidelityScore:0</text:span></text:p>
        </draw:connector>
        <draw:connector draw:style-name="gr14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3">TimeScore:0</text:span></text:p>
        </draw:connector>
        <draw:connector draw:style-name="gr14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3">Score:0</text:span></text:p>
        </draw:connector>
        <draw:g xml:id="id30" draw:id="id30">
          <draw:g>
            <draw:custom-shape draw:style-name="gr15" draw:text-style-name="P10" draw:layer="ConfigLayout" svg:width="0.8cm" svg:height="0.3cm" svg:x="1.1cm" svg:y="3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031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.1cm" svg:y="3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331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.1cm" svg:y="3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0" draw:layer="ConfigLayout" svg:width="0.7cm" svg:height="0.3cm" svg:x="1.1cm" svg:y="34.233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6" draw:text-style-name="P13" draw:layer="ConfigLayout" svg:width="2.2cm" svg:height="0.3cm" svg:x="1.8cm" svg:y="34.233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3.3cm" svg:y="33.933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.1cm" svg:y="33.93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.2cm" svg:y="33.933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.4cm" svg:y1="33.782cm" svg:x2="4.7cm" svg:y2="35.581cm" draw:start-shape="id30" draw:start-glue-point="1" draw:end-shape="id31" draw:end-glue-point="6" svg:d="M4400 33782l300 1799" svg:viewBox="0 0 301 1800">
          <text:p/>
        </draw:connector>
        <draw:connector draw:style-name="gr11" draw:text-style-name="P10" draw:layer="ConfigLayout" draw:type="line" svg:x1="16.927cm" svg:y1="35.458cm" svg:x2="19.399cm" svg:y2="36.132cm" draw:start-shape="id32" draw:start-glue-point="9" draw:end-shape="id19" draw:end-glue-point="5" svg:d="M16927 35458l2472 674" svg:viewBox="0 0 2473 675">
          <text:p text:style-name="P9"><text:span text:style-name="T3">Transfer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Time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SimulatedTime:3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:4</text:span></text:p>
        </draw:connector>
        <draw:connector draw:style-name="gr27" draw:text-style-name="P10" draw:layer="ConfigLayout" draw:type="curve" draw:line-skew="8.117cm" svg:x1="23.27cm" svg:y1="69.446cm" svg:x2="4.95cm" svg:y2="35.831cm" draw:start-shape="id5" draw:start-glue-point="5" draw:end-shape="id31" draw:end-glue-point="8" svg:d="M23270 69446c0-13089-18320 3718-18320-33615" svg:viewBox="0 0 18321 33616">
          <text:p text:style-name="P9"><text:span text:style-name="T3">Reset</text:span></text:p>
        </draw:connector>
        <draw:custom-shape draw:style-name="gr5" draw:text-style-name="P6" xml:id="id31" draw:id="id31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5" draw:text-style-name="P10" draw:layer="ConfigLayout" svg:width="0.8cm" svg:height="0.3cm" svg:x="4.6cm" svg:y="30.6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63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4.6cm" svg:y="30.9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93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4.6cm" svg:y="31.2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833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8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53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5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133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1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43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433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733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733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3.033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3.033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6.25cm" svg:y1="33.333cm" svg:x2="7.251cm" svg:y2="34.932cm" draw:start-shape="id33" draw:end-shape="id34" draw:end-glue-point="4" svg:d="M6250 33333l1001 1599" svg:viewBox="0 0 1002 1600">
          <text:p/>
        </draw:connector>
        <draw:connector draw:style-name="gr11" draw:text-style-name="P10" draw:layer="ConfigLayout" draw:type="line" svg:x1="5.2cm" svg:y1="35.581cm" svg:x2="7.001cm" svg:y2="35.182cm" draw:start-shape="id31" draw:start-glue-point="10" draw:end-shape="id34" draw:end-glue-point="6" svg:d="M5200 35581l1801-399" svg:viewBox="0 0 1802 400">
          <text:p text:style-name="P9"><text:span text:style-name="T3">Indexed</text:span></text:p>
        </draw:connector>
        <draw:g xml:id="id38" draw:id="id38">
          <draw:g>
            <draw:custom-shape draw:style-name="gr7" draw:text-style-name="P10" draw:layer="ConfigLayout" svg:width="0.8cm" svg:height="0.3cm" svg:x="8.5cm" svg:y="32.0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 text:style-name="P9"><text:span text:style-name="T3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5cm" svg:y="32.9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6cm" svg:y="32.931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7.501cm" svg:y1="35.182cm" svg:x2="9.2cm" svg:y2="35.081cm" draw:start-shape="id34" draw:start-glue-point="10" draw:end-shape="id35" draw:end-glue-point="6" svg:d="M7501 35182l1699-101" svg:viewBox="0 0 1700 102">
          <text:p text:style-name="P9"><text:span text:style-name="T3">Transfer</text:span></text:p>
        </draw:connector>
        <draw:connector draw:style-name="gr11" draw:text-style-name="P10" draw:layer="ConfigLayout" draw:type="line" svg:x1="9.7cm" svg:y1="35.081cm" svg:x2="11.5cm" svg:y2="35.081cm" draw:start-shape="id35" draw:start-glue-point="10" draw:end-shape="id36" draw:end-glue-point="6" svg:d="M9700 35081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12cm" svg:y1="35.081cm" svg:x2="13.8cm" svg:y2="35.181cm" draw:start-shape="id36" draw:start-glue-point="10" draw:end-shape="id37" draw:end-glue-point="6" svg:d="M12000 35081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14.3cm" svg:y1="35.181cm" svg:x2="16.5cm" svg:y2="35.281cm" draw:start-shape="id37" draw:start-glue-point="10" draw:end-shape="id32" draw:end-glue-point="6" svg:d="M14300 35181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10.15cm" svg:y1="33.231cm" svg:x2="9.45cm" svg:y2="34.831cm" draw:start-shape="id38" draw:start-glue-point="2" draw:end-shape="id35" draw:end-glue-point="4" svg:d="M10150 33231l-700 1600" svg:viewBox="0 0 701 1601">
          <text:p/>
        </draw:connector>
        <draw:connector draw:style-name="gr12" draw:text-style-name="P7" draw:layer="ConfigLayout" draw:type="line" svg:x1="13.85cm" svg:y1="33.533cm" svg:x2="11.75cm" svg:y2="34.831cm" draw:start-shape="id39" draw:start-glue-point="2" draw:end-shape="id36" draw:end-glue-point="4" svg:d="M13850 33533l-2100 1298" svg:viewBox="0 0 2101 1299">
          <text:p/>
        </draw:connector>
        <draw:connector draw:style-name="gr12" draw:text-style-name="P7" draw:layer="ConfigLayout" draw:type="line" svg:x1="17.65cm" svg:y1="33.333cm" svg:x2="14.05cm" svg:y2="34.931cm" draw:start-shape="id40" draw:start-glue-point="2" draw:end-shape="id37" svg:d="M17650 33333l-3600 1598" svg:viewBox="0 0 3601 1599">
          <text:p/>
        </draw:connector>
        <draw:connector draw:style-name="gr12" draw:text-style-name="P7" draw:layer="ConfigLayout" draw:type="line" svg:x1="21.25cm" svg:y1="34.031cm" svg:x2="17cm" svg:y2="35.281cm" draw:start-shape="id41" draw:start-glue-point="2" draw:end-shape="id32" draw:end-glue-point="10" svg:d="M21250 34031l-4250 1250" svg:viewBox="0 0 4251 1251">
          <text:p/>
        </draw:connector>
        <draw:g xml:id="id40" draw:id="id40">
          <draw:g>
            <draw:custom-shape draw:style-name="gr7" draw:text-style-name="P10" draw:layer="ConfigLayout" svg:width="0.8cm" svg:height="0.3cm" svg:x="16cm" svg:y="32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 text:style-name="P9"><text:span text:style-name="T3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cm" svg:y="33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7.1cm" svg:y="33.033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7" draw:text-style-name="P10" draw:layer="ConfigLayout" svg:width="0.8cm" svg:height="0.3cm" svg:x="19.6cm" svg:y="32.8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 text:style-name="P9"><text:span text:style-name="T3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33.7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33.731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9" draw:id="id39">
          <draw:g>
            <draw:custom-shape draw:style-name="gr15" draw:text-style-name="P10" draw:layer="ConfigLayout" svg:width="0.8cm" svg:height="0.3cm" svg:x="12.2cm" svg:y="32.3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331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2.2cm" svg:y="32.6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63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2.2cm" svg:y="32.9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14.4cm" svg:y="33.23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2.2cm" svg:y="33.233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3.3cm" svg:y="33.2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7" draw:layer="ConfigLayout" draw:type="line" svg:x1="21.697cm" svg:y1="67.471cm" svg:x2="9.45cm" svg:y2="35.331cm" draw:start-shape="id2" draw:start-glue-point="6" draw:end-shape="id35" draw:end-glue-point="8" svg:d="M21697 67471l-12247-32140" svg:viewBox="0 0 12248 32141">
          <text:p/>
        </draw:connector>
        <draw:connector draw:style-name="gr28" draw:text-style-name="P7" draw:layer="ConfigLayout" draw:type="line" svg:x1="21.697cm" svg:y1="67.471cm" svg:x2="14.05cm" svg:y2="35.431cm" draw:start-shape="id2" draw:start-glue-point="6" draw:end-shape="id37" draw:end-glue-point="8" svg:d="M21697 67471l-7647-32040" svg:viewBox="0 0 7648 32041">
          <text:p/>
        </draw:connector>
        <draw:connector draw:style-name="gr28" draw:text-style-name="P7" draw:layer="ConfigLayout" draw:type="line" svg:x1="21.697cm" svg:y1="67.471cm" svg:x2="16.75cm" svg:y2="35.531cm" draw:start-shape="id2" draw:start-glue-point="6" draw:end-shape="id32" draw:end-glue-point="8" svg:d="M21697 67471l-4947-31940" svg:viewBox="0 0 4948 31941">
          <text:p/>
        </draw:connector>
        <draw:custom-shape draw:style-name="gr5" draw:text-style-name="P6" xml:id="id34" draw:id="id34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5" draw:id="id35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curve" draw:line-skew="-13.203cm" svg:x1="17cm" svg:y1="35.281cm" svg:x2="45.194cm" svg:y2="67.47cm" draw:start-shape="id32" draw:start-glue-point="10" draw:end-shape="id7" draw:end-glue-point="4" svg:d="M17000 35281c23542 0 9446 32189 28194 32189" svg:viewBox="0 0 28195 32190">
          <text:p text:style-name="P9"><text:span text:style-name="T3">ResetValue</text:span></text:p>
        </draw:connector>
        <draw:connector draw:style-name="gr14" draw:text-style-name="P10" draw:layer="ConfigLayout" draw:type="curve" svg:x1="14.227cm" svg:y1="35.358cm" svg:x2="46.246cm" svg:y2="68.972cm" draw:start-shape="id37" draw:start-glue-point="9" draw:end-shape="id8" draw:end-glue-point="4" svg:d="M14227 35358c0 25266 32019 8459 32019 33614" svg:viewBox="0 0 32020 33615">
          <text:p text:style-name="P9"><text:span text:style-name="T3">ResetValue</text:span></text:p>
        </draw:connector>
        <draw:g xml:id="id43" draw:id="id43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6.874cm">
            <draw:text-box>
              <text:p text:style-name="P2"><text:span text:style-name="T1">LaserX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13.985cm" svg:y="4.1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1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3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14" draw:layer="layout" draw:type="curve" svg:x1="11.774cm" svg:y1="49.305cm" svg:x2="13.797cm" svg:y2="11.771cm" draw:start-shape="id25" draw:start-glue-point="5" draw:end-shape="id42" draw:end-glue-point="6" svg:d="M11774 49305c0-28053 2023-9286 2023-37534" svg:viewBox="0 0 2024 37535">
          <text:p/>
        </draw:connector>
        <draw:connector draw:style-name="gr29" draw:text-style-name="P14" draw:layer="layout" draw:type="curve" draw:line-skew="-1.153cm" svg:x1="24.399cm" svg:y1="43.93cm" svg:x2="44.301cm" svg:y2="51.799cm" draw:start-shape="id19" draw:start-glue-point="4" draw:end-shape="id43" draw:end-glue-point="6" svg:d="M24399 43930c13198 0 3248 7869 19902 7869" svg:viewBox="0 0 19903 7870">
          <text:p/>
        </draw:connector>
        <draw:connector draw:style-name="gr29" draw:text-style-name="P14" draw:layer="layout" draw:type="curve" svg:x1="26.7cm" svg:y1="42.95cm" svg:x2="37.901cm" svg:y2="38.899cm" draw:start-shape="id26" draw:start-glue-point="10" draw:end-shape="id44" draw:end-glue-point="4" svg:d="M26700 42950c8251 0 2651-4051 11201-4051" svg:viewBox="0 0 11202 4052">
          <text:p/>
        </draw:connector>
        <draw:custom-shape draw:style-name="gr30" draw:text-style-name="P16" draw:layer="ConfigLayout" svg:width="58.004cm" svg:height="28.228cm" svg:x="0.996cm" svg:y="0.872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5" draw:id="id45">
          <draw:g>
            <draw:custom-shape draw:style-name="gr15" draw:text-style-name="P10" draw:layer="ConfigLayout" svg:width="0.8cm" svg:height="0.3cm" svg:x="33.5cm" svg:y="36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34.3cm" svg:y="36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33.5cm" svg:y="36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35.7cm" svg:y="36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3.5cm" svg:y="36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4.6cm" svg:y="36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6.753cm" svg:x2="37.901cm" svg:y2="38.899cm" draw:start-shape="id45" draw:start-glue-point="1" draw:end-shape="id44" draw:end-glue-point="4" svg:d="M36800 36753l1101 2146" svg:viewBox="0 0 1102 2147">
          <text:p/>
        </draw:connector>
        <draw:connector draw:style-name="gr12" draw:text-style-name="P7" draw:layer="ConfigLayout" draw:type="line" svg:x1="45.3cm" svg:y1="29.801cm" svg:x2="42.95cm" svg:y2="30.8cm" draw:start-shape="id46" draw:start-glue-point="3" draw:end-shape="id44" svg:d="M45300 29801l-2350 999" svg:viewBox="0 0 2351 1000">
          <text:p/>
        </draw:connector>
        <draw:g xml:id="id47" draw:id="id47">
          <draw:g>
            <draw:custom-shape draw:style-name="gr15" draw:text-style-name="P10" draw:layer="ConfigLayout" svg:width="0.8cm" svg:height="0.3cm" svg:x="50.4cm" svg:y="36.9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1.2cm" svg:y="36.90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0.4cm" svg:y="37.2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2.6cm" svg:y="37.8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ConfigLayout" svg:width="1.4cm" svg:height="0.3cm" svg:x="50.4cm" svg:y="37.804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1.8cm" svg:y="37.804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52.6cm" svg:y="37.5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ConfigLayout" svg:width="1.4cm" svg:height="0.3cm" svg:x="50.4cm" svg:y="37.50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1.8cm" svg:y="37.504cm">
                <text:p text:style-name="P9"><text:span text:style-name="T3">5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4cm" svg:y1="37.503cm" svg:x2="47.999cm" svg:y2="38.899cm" draw:start-shape="id47" draw:start-glue-point="3" draw:end-shape="id44" draw:end-glue-point="5" svg:d="M50400 37503l-2401 1396" svg:viewBox="0 0 2402 1397">
          <text:p/>
        </draw:connector>
        <draw:g xml:id="id48" draw:id="id48">
          <draw:g>
            <draw:custom-shape draw:style-name="gr15" draw:text-style-name="P10" draw:layer="ConfigLayout" svg:width="0.8cm" svg:height="0.3cm" svg:x="39.5cm" svg:y="50.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40.3cm" svg:y="50.0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39.5cm" svg:y="50.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41.7cm" svg:y="50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9.5cm" svg:y="50.7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0.6cm" svg:y="50.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2.8cm" svg:y1="50.549cm" svg:x2="44.301cm" svg:y2="51.799cm" draw:start-shape="id48" draw:start-glue-point="1" draw:end-shape="id43" draw:end-glue-point="6" svg:d="M42800 50549l1501 1250" svg:viewBox="0 0 1502 1251">
          <text:p/>
        </draw:connector>
        <draw:connector draw:style-name="gr12" draw:text-style-name="P7" draw:layer="ConfigLayout" draw:type="line" svg:x1="51.7cm" svg:y1="42.851cm" svg:x2="49.398cm" svg:y2="44cm" draw:start-shape="id49" draw:start-glue-point="3" draw:end-shape="id43" draw:end-glue-point="5" svg:d="M51700 42851l-2302 1149" svg:viewBox="0 0 2303 1150">
          <text:p/>
        </draw:connector>
        <draw:g xml:id="id50" draw:id="id50">
          <draw:g>
            <draw:custom-shape draw:style-name="gr15" draw:text-style-name="P10" draw:layer="ConfigLayout" svg:width="0.8cm" svg:height="0.3cm" svg:x="55.6cm" svg:y="50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6.4cm" svg:y="50.7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5.6cm" svg:y="51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7.8cm" svg:y="51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5.6cm" svg:y="51.3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6.7cm" svg:y="51.3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5.6cm" svg:y1="51.151cm" svg:x2="54.398cm" svg:y2="51.798cm" draw:start-shape="id50" draw:start-glue-point="3" draw:end-shape="id43" draw:end-glue-point="4" svg:d="M55600 51151l-1202 647" svg:viewBox="0 0 1203 648">
          <text:p/>
        </draw:connector>
        <draw:connector draw:style-name="gr12" draw:text-style-name="P7" draw:layer="ConfigLayout" draw:type="line" svg:x1="24.9cm" svg:y1="10.251cm" svg:x2="23.894cm" svg:y2="11.77cm" draw:start-shape="id51" draw:start-glue-point="3" draw:end-shape="id42" draw:end-glue-point="4" svg:d="M24900 10251l-1006 1519" svg:viewBox="0 0 1007 1520">
          <text:p/>
        </draw:connector>
        <draw:g xml:id="id52" draw:id="id52">
          <draw:g>
            <draw:custom-shape draw:style-name="gr15" draw:text-style-name="P10" draw:layer="ConfigLayout" svg:width="0.8cm" svg:height="0.3cm" svg:x="11.196cm" svg:y="10.1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1.996cm" svg:y="10.17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ConfigLayout" svg:width="3.3cm" svg:height="0.3cm" svg:x="11.196cm" svg:y="10.1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2.846cm" svg:y1="10.472cm" svg:x2="13.797cm" svg:y2="11.771cm" draw:start-shape="id52" draw:start-glue-point="2" draw:end-shape="id42" draw:end-glue-point="6" svg:d="M12846 10472l951 1299" svg:viewBox="0 0 952 1300">
          <text:p/>
        </draw:connector>
        <draw:g>
          <draw:g>
            <draw:custom-shape draw:style-name="gr33" draw:text-style-name="P10" draw:layer="ConfigLayout" svg:width="3.395cm" svg:height="0.3cm" svg:x="28.696cm" svg:y="71.874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10" draw:layer="ConfigLayout" svg:width="10.605cm" svg:height="0.3cm" svg:x="32.091cm" svg:y="71.872cm">
              <text:p text:style-name="P9"><text:span text:style-name="T3">Env,QMSensor,QMVariables,LaserXPosition,AtomOffset,LaserXAccel,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5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6.9cm" svg:y="48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 text:style-name="P9"><text:span text:style-name="T3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6.9cm" svg:y="49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8cm" svg:y="49.033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0.2cm" svg:y1="48.732cm" svg:x2="11.7cm" svg:y2="49.481cm" draw:start-shape="id53" draw:start-glue-point="1" svg:d="M10200 48732l1500 749" svg:viewBox="0 0 1501 750">
          <text:p/>
        </draw:connector>
        <draw:connector draw:style-name="gr12" draw:text-style-name="P7" draw:layer="layout" draw:type="line" svg:x1="21.697cm" svg:y1="67.471cm" svg:x2="12.128cm" svg:y2="49.659cm" draw:start-shape="id2" draw:start-glue-point="6" draw:end-shape="id25" draw:end-glue-point="9" svg:d="M21697 67471l-9569-17812" svg:viewBox="0 0 9570 17813">
          <text:p/>
        </draw:connector>
        <draw:connector draw:style-name="gr12" draw:text-style-name="P7" draw:layer="layout" draw:type="line" svg:x1="24.399cm" svg:y1="43.93cm" svg:x2="26.2cm" svg:y2="42.95cm" draw:start-shape="id19" draw:start-glue-point="4" draw:end-shape="id26" draw:end-glue-point="6" svg:d="M24399 43930l1801-980" svg:viewBox="0 0 1802 981">
          <text:p/>
        </draw:connector>
        <draw:custom-shape draw:style-name="gr5" draw:text-style-name="P6" xml:id="id26" draw:id="id26" draw:layer="layout" svg:width="0.5cm" svg:height="0.5cm" svg:x="26.2cm" svg:y="4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26.15cm" svg:y1="41.602cm" svg:x2="26.45cm" svg:y2="42.7cm" draw:start-shape="id54" draw:start-glue-point="2" draw:end-shape="id26" draw:end-glue-point="4" svg:d="M26150 41602l300 1098" svg:viewBox="0 0 301 1099">
          <text:p/>
        </draw:connector>
        <draw:g xml:id="id54" draw:id="id54">
          <draw:g>
            <draw:custom-shape draw:style-name="gr15" draw:text-style-name="P10" draw:layer="layout" svg:width="0.8cm" svg:height="0.3cm" svg:x="24.5cm" svg:y="39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5.3cm" svg:y="39.5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4.5cm" svg:y="39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5.3cm" svg:y="39.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4.5cm" svg:y="40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6.7cm" svg:y="40.70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5cm" svg:y="40.7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5.6cm" svg:y="40.7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6.7cm" svg:y="40.40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5cm" svg:y="40.4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5.6cm" svg:y="40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6.7cm" svg:y="41.00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5cm" svg:y="41.0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5.6cm" svg:y="41.0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6.7cm" svg:y="41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5cm" svg:y="41.3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5.6cm" svg:y="41.3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5" draw:text-style-name="P10" draw:layer="layout" svg:width="0.8cm" svg:height="0.3cm" svg:x="21.9cm" svg:y="37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2.7cm" svg:y="37.298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1.9cm" svg:y="37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2.7cm" svg:y="37.5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1.9cm" svg:y="37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4.1cm" svg:y="38.5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9cm" svg:y="38.5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cm" svg:y="38.5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1cm" svg:y="38.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9cm" svg:y="38.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cm" svg:y="38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1cm" svg:y="38.8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9cm" svg:y="38.8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cm" svg:y="38.8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1cm" svg:y="39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9cm" svg:y="39.1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cm" svg:y="39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3.55cm" svg:y1="39.4cm" svg:x2="24.399cm" svg:y2="43.93cm" draw:start-shape="id55" draw:start-glue-point="2" draw:end-shape="id19" draw:end-glue-point="4" svg:d="M23550 39400l849 4530" svg:viewBox="0 0 850 4531">
          <text:p/>
        </draw:connector>
        <draw:connector draw:style-name="gr29" draw:text-style-name="P14" draw:layer="layout" draw:type="curve" svg:x1="47.999cm" svg:y1="38.899cm" svg:x2="49.35cm" svg:y2="43.7cm" draw:start-shape="id44" draw:start-glue-point="5" draw:end-shape="id43" draw:end-glue-point="0" svg:d="M47999 38899c0 3753 1351 1353 1351 4801" svg:viewBox="0 0 1352 4802">
          <text:p/>
        </draw:connector>
        <draw:custom-shape draw:style-name="gr36" draw:text-style-name="P16" draw:layer="ConfigLayout" svg:width="58.004cm" svg:height="20.3cm" svg:x="0.996cm" svg:y="54.172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ConfigLayout" svg:width="58.004cm" svg:height="25.1cm" svg:x="0.996cm" svg:y="29.072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4" draw:layer="layout" draw:type="curve" svg:x1="23.894cm" svg:y1="11.77cm" svg:x2="36.001cm" svg:y2="18.201cm" draw:start-shape="id42" draw:start-glue-point="4" draw:end-shape="id28" draw:end-glue-point="6" svg:d="M23894 11770c0 4750 12107 1535 12107 6431" svg:viewBox="0 0 12108 6432">
          <text:p/>
        </draw:connector>
        <draw:connector draw:style-name="gr11" draw:text-style-name="P10" draw:layer="layout" draw:type="line" svg:x1="12.201cm" svg:y1="49.482cm" svg:x2="24.399cm" svg:y2="43.93cm" draw:start-shape="id25" draw:start-glue-point="10" draw:end-shape="id19" draw:end-glue-point="4" svg:d="M12201 49482l12198-5552" svg:viewBox="0 0 12199 5553">
          <text:p text:style-name="P9"><text:span text:style-name="T3">Initial</text:span></text:p>
        </draw:connector>
        <draw:g xml:id="id51" draw:id="id51">
          <draw:g>
            <draw:custom-shape draw:style-name="gr15" draw:text-style-name="P10" draw:layer="layout" svg:width="0.8cm" svg:height="0.3cm" svg:x="24.9cm" svg:y="9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5.7cm" svg:y="9.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4.9cm" svg:y="10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7.1cm" svg:y="10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9cm" svg:y="10.4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6cm" svg:y="10.4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7" draw:id="id27">
          <draw:g>
            <draw:custom-shape draw:style-name="gr15" draw:text-style-name="P10" draw:layer="layout" svg:width="0.8cm" svg:height="0.3cm" svg:x="27.2cm" svg:y="22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8cm" svg:y="22.8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7.2cm" svg:y="23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9.4cm" svg:y="23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7.2cm" svg:y="23.4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3cm" svg:y="23.4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5" draw:text-style-name="P10" draw:layer="layout" svg:width="0.8cm" svg:height="0.3cm" svg:x="37.8cm" svg:y="15.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38.6cm" svg:y="15.7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37.8cm" svg:y="16.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0cm" svg:y="16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6.7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6.7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6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6.4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6.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7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3" draw:layer="layout" svg:width="1.1cm" svg:height="0.3cm" svg:x="37.8cm" svg:y="17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7.3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3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7.6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6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7.9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8" draw:text-style-name="P10" draw:layer="layout" svg:width="3.3cm" svg:height="2.4cm" svg:x="37.8cm" svg:y="15.8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layout" draw:type="line" svg:x1="37.8cm" svg:y1="16.999cm" svg:x2="36.001cm" svg:y2="18.201cm" draw:start-shape="id56" draw:start-glue-point="3" draw:end-shape="id28" draw:end-glue-point="6" svg:d="M37800 16999l-1799 1202" svg:viewBox="0 0 1800 1203">
          <text:p/>
        </draw:connector>
        <draw:g xml:id="id57" draw:id="id57">
          <draw:g>
            <draw:custom-shape draw:style-name="gr15" draw:text-style-name="P10" draw:layer="layout" svg:width="0.8cm" svg:height="0.3cm" svg:x="42.6cm" svg:y="23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3.4cm" svg:y="23.4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2.6cm" svg:y="23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4.8cm" svg:y="24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layout" svg:width="1.4cm" svg:height="0.3cm" svg:x="42.6cm" svg:y="24.3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4cm" svg:y="24.3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4.8cm" svg:y="24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layout" svg:width="1.4cm" svg:height="0.3cm" svg:x="42.6cm" svg:y="24.0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4cm" svg:y="24.002cm">
                <text:p text:style-name="P9"><text:span text:style-name="T3">1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42.6cm" svg:y1="24.001cm" svg:x2="41.099cm" svg:y2="25.999cm" draw:start-shape="id57" draw:start-glue-point="3" draw:end-shape="id28" draw:end-glue-point="5" svg:d="M42600 24001l-1501 1998" svg:viewBox="0 0 1502 1999">
          <text:p/>
        </draw:connector>
        <draw:connector draw:style-name="gr29" draw:text-style-name="P14" draw:layer="layout" draw:type="curve" svg:x1="41.099cm" svg:y1="25.999cm" svg:x2="42.95cm" svg:y2="30.8cm" draw:start-shape="id28" draw:start-glue-point="5" draw:end-shape="id44" draw:end-glue-point="0" svg:d="M41099 25999c0 3753 1851 1353 1851 4801" svg:viewBox="0 0 1852 4802">
          <text:p/>
        </draw:connector>
        <draw:g xml:id="id46" draw:id="id46">
          <draw:g>
            <draw:custom-shape draw:style-name="gr15" draw:text-style-name="P10" draw:layer="layout" svg:width="0.8cm" svg:height="0.3cm" svg:x="45.3cm" svg:y="29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1cm" svg:y="29.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5.3cm" svg:y="29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7.5cm" svg:y="30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layout" svg:width="1.4cm" svg:height="0.3cm" svg:x="45.3cm" svg:y="30.1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6.7cm" svg:y="30.1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7.5cm" svg:y="2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1" draw:text-style-name="P10" draw:layer="layout" svg:width="1.4cm" svg:height="0.3cm" svg:x="45.3cm" svg:y="29.8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6.7cm" svg:y="29.802cm">
                <text:p text:style-name="P9"><text:span text:style-name="T3">2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curve" draw:line-skew="18.37cm" svg:x1="23.447cm" svg:y1="69.373cm" svg:x2="42.901cm" svg:y2="31.101cm" draw:start-shape="id5" draw:start-glue-point="4" draw:end-shape="id44" draw:end-glue-point="6" svg:d="M23447 69373c0-31056 19454-11920 19454-38272" svg:viewBox="0 0 19455 38273">
          <text:p text:style-name="P9"><text:span text:style-name="T3">Reset</text:span></text:p>
        </draw:connector>
        <draw:connector draw:style-name="gr39" draw:text-style-name="P14" draw:layer="layout" draw:type="curve" svg:x1="12.751cm" svg:y1="47.232cm" svg:x2="31.001cm" svg:y2="25.999cm" draw:start-shape="id22" draw:start-glue-point="4" draw:end-shape="id28" draw:end-glue-point="4" svg:d="M12751 47232c0-15772 18250-5156 18250-21233" svg:viewBox="0 0 18251 21234">
          <text:p text:style-name="P9"><text:span text:style-name="T8">1</text:span></text:p>
        </draw:connector>
        <draw:connector draw:style-name="gr39" draw:text-style-name="P14" draw:layer="layout" draw:type="curve" svg:x1="11.951cm" svg:y1="49.232cm" svg:x2="31.001cm" svg:y2="25.999cm" draw:start-shape="id25" draw:start-glue-point="4" draw:end-shape="id28" draw:end-glue-point="4" svg:d="M11951 49232c0-17272 19050-5656 19050-23233" svg:viewBox="0 0 19051 23234">
          <text:p text:style-name="P9"><text:span text:style-name="T8">0</text:span></text:p>
        </draw:connector>
        <draw:connector draw:style-name="gr14" draw:text-style-name="P10" draw:layer="ConfigLayout" draw:type="curve" svg:x1="23.447cm" svg:y1="69.373cm" svg:x2="41.099cm" svg:y2="25.999cm" draw:start-shape="id5" draw:start-glue-point="4" draw:end-shape="id28" draw:end-glue-point="5" svg:d="M23447 69373c0-32379 17652-10692 17652-43374" svg:viewBox="0 0 17653 43375">
          <text:p text:style-name="P9"><text:span text:style-name="T3">Reset</text:span></text:p>
        </draw:connector>
        <draw:connector draw:style-name="gr14" draw:text-style-name="P10" draw:layer="ConfigLayout" draw:type="curve" svg:x1="23.447cm" svg:y1="69.373cm" svg:x2="47.999cm" svg:y2="38.899cm" draw:start-shape="id5" draw:start-glue-point="4" draw:end-shape="id44" draw:end-glue-point="5" svg:d="M23447 69373c0-22704 24552-7467 24552-30474" svg:viewBox="0 0 24553 30475">
          <text:p text:style-name="P9"><text:span text:style-name="T3">Reset</text:span></text:p>
        </draw:connector>
        <draw:connector draw:style-name="gr29" draw:text-style-name="P14" draw:layer="layout" draw:type="curve" svg:x1="54.398cm" svg:y1="51.798cm" svg:x2="46.246cm" svg:y2="68.972cm" draw:start-shape="id43" draw:start-glue-point="4" draw:end-shape="id8" draw:end-glue-point="4" svg:d="M54398 51798c0 13033-8152 4447-8152 17174" svg:viewBox="0 0 8153 17175">
          <text:p/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40" draw:text-style-name="P8" draw:layer="layout" svg:width="5.549cm" svg:height="4.74cm" svg:x="40.417cm" svg:y="34.0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38.089cm" svg:y="31.3cm" svg:viewBox="0 0 9722 7480" draw:points="0,7480 9722,7480 4858,0">
            <text:p/>
          </draw:polygon>
          <draw:custom-shape draw:style-name="gr4" draw:text-style-name="P5" draw:layer="layout" svg:width="0.486cm" svg:height="0.5cm" svg:x="37.7cm" svg:y="38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714cm" svg:y="3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707cm" svg:y="3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7cm" svg:y="3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14" draw:layer="layout" draw:type="curve" draw:line-skew="-3.103cm" svg:x1="42.901cm" svg:y1="35.499cm" svg:x2="47.999cm" svg:y2="38.899cm" draw:start-shape="id44" draw:start-glue-point="7" draw:end-shape="id44" draw:end-glue-point="5" svg:d="M42901 35499c0 1500 5098-200 5098 3400" svg:viewBox="0 0 5099 3401">
          <text:p/>
        </draw:connector>
        <draw:g xml:id="id58" draw:id="id58">
          <draw:g>
            <draw:custom-shape draw:style-name="gr7" draw:text-style-name="P10" draw:layer="layout" svg:width="0.8cm" svg:height="0.3cm" svg:x="8.1cm" svg:y="46.4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42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8.1cm" svg:y="46.7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7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8.1cm" svg:y="47.0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10.3cm" svg:y="47.331cm">
                <text:p text:style-name="P9"><text:span text:style-name="T3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8.1cm" svg:y="47.3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9.2cm" svg:y="47.331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4cm" svg:y1="47.03cm" svg:x2="12.574cm" svg:y2="47.305cm" draw:start-shape="id58" draw:start-glue-point="1" draw:end-shape="id22" draw:end-glue-point="5" svg:d="M11400 47030l1174 275" svg:viewBox="0 0 1175 276">
          <text:p/>
        </draw:connector>
        <draw:g xml:id="id28" draw:id="id2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40" draw:text-style-name="P8" draw:layer="ConfigLayout" svg:width="5.549cm" svg:height="4.74cm" svg:x="33.517cm" svg:y="21.102cm">
            <draw:text-box>
              <text:p text:style-name="P2"><text:span text:style-name="T1"/></text:p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ConfigLayout" svg:width="9.721cm" svg:height="7.479cm" svg:x="31.189cm" svg:y="18.4cm" svg:viewBox="0 0 9722 7480" draw:points="0,7480 9722,7480 4858,0">
            <text:p/>
          </draw:polygon>
          <draw:custom-shape draw:style-name="gr4" draw:text-style-name="P5" draw:layer="ConfigLayout" svg:width="0.486cm" svg:height="0.5cm" svg:x="30.8cm" svg:y="25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40.814cm" svg:y="2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5.807cm" svg:y="1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5cm" svg:height="0.5cm" svg:x="35.8cm" svg:y="22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14" draw:layer="ConfigLayout" draw:type="curve" draw:line-skew="-3.303cm" svg:x1="36.001cm" svg:y1="22.599cm" svg:x2="41.099cm" svg:y2="25.999cm" draw:start-shape="id28" draw:start-glue-point="7" draw:end-shape="id28" draw:end-glue-point="5" svg:d="M36001 22599c0 1200 5098-500 5098 3400" svg:viewBox="0 0 5099 3401">
          <text:p/>
        </draw:connector>
        <draw:g xml:id="id59" draw:id="id59">
          <draw:g>
            <draw:custom-shape draw:style-name="gr15" draw:text-style-name="P10" draw:layer="ConfigLayout" svg:width="0.8cm" svg:height="0.3cm" svg:x="12.9cm" svg:y="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.7cm" svg:y="2.3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2.9cm" svg:y="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15.1cm" svg:y="2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2.9cm" svg:y="2.9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4cm" svg:y="2.902cm">
                <text:p text:style-name="P9"><text:span text:style-name="T3">-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2cm" svg:y1="2.751cm" svg:x2="18.894cm" svg:y2="3.972cm" draw:start-shape="id59" draw:start-glue-point="1" draw:end-shape="id42" draw:end-glue-point="5" svg:d="M16200 2751l2694 1221" svg:viewBox="0 0 2695 1222">
          <text:p/>
        </draw:connector>
        <draw:g xml:id="id49" draw:id="id49">
          <draw:g>
            <draw:custom-shape draw:style-name="gr15" draw:text-style-name="P10" draw:layer="layout" svg:width="0.8cm" svg:height="0.3cm" svg:x="51.7cm" svg:y="42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2.5cm" svg:y="42.1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51.7cm" svg:y="42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53.9cm" svg:y="43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1.7cm" svg:y="43.0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2.8cm" svg:y="43.0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53.9cm" svg:y="42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1.7cm" svg:y="42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2.8cm" svg:y="42.702cm">
                <text:p text:style-name="P9"><text:span text:style-name="T3">2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53.9cm" svg:y="43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1.7cm" svg:y="43.3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2.8cm" svg:y="43.302cm">
                <text:p text:style-name="P9"><text:span text:style-name="T3">0.0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1" draw:text-style-name="P10" draw:layer="layout" svg:width="3.3cm" svg:height="1.498cm" svg:x="51.7cm" svg:y="42.102cm">
            <text:p/>
            <draw:enhanced-geometry svg:viewBox="0 0 21600 21600" draw:type="rectangle" draw:enhanced-path="M 0 0 L 21600 0 21600 21600 0 21600 0 0 Z N"/>
          </draw:custom-shape>
        </draw:g>
        <draw:connector draw:style-name="gr14" draw:text-style-name="P10" draw:layer="layout" draw:type="curve" draw:line-skew="12.445cm" svg:x1="23.447cm" svg:y1="69.373cm" svg:x2="49.398cm" svg:y2="44cm" draw:start-shape="id5" draw:start-glue-point="4" draw:end-shape="id43" draw:end-glue-point="5" svg:d="M23447 69373c0-20593 25951-7907 25951-25373" svg:viewBox="0 0 25952 25374">
          <text:p text:style-name="P9"><text:span text:style-name="T3">Reset</text:span></text:p>
        </draw:connector>
        <draw:connector draw:style-name="gr14" draw:text-style-name="P10" draw:layer="ConfigLayout" draw:type="curve" svg:x1="23.697cm" svg:y1="69.623cm" svg:x2="37.901cm" svg:y2="38.899cm" draw:start-shape="id5" draw:start-glue-point="10" draw:end-shape="id44" draw:end-glue-point="4" svg:d="M23697 69623c10503 0 3401-30724 14204-30724" svg:viewBox="0 0 14205 30725">
          <text:p text:style-name="P9"><text:span text:style-name="T3">Reset</text:span></text:p>
        </draw:connector>
        <draw:connector draw:style-name="gr14" draw:text-style-name="P10" draw:layer="ConfigLayout" draw:type="curve" svg:x1="23.697cm" svg:y1="69.623cm" svg:x2="44.301cm" svg:y2="51.799cm" draw:start-shape="id5" draw:start-glue-point="10" draw:end-shape="id43" draw:end-glue-point="6" svg:d="M23697 69623c15303 0 5001-17824 20604-17824" svg:viewBox="0 0 20605 17825">
          <text:p text:style-name="P9"><text:span text:style-name="T3">Reset</text:span></text:p>
        </draw:connector>
        <draw:custom-shape draw:style-name="gr5" draw:text-style-name="P6" xml:id="id61" draw:id="id61" draw:layer="ConfigLayout" svg:width="0.5cm" svg:height="0.5cm" svg:x="5.8cm" svg:y="7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7.55cm" svg:y1="72.498cm" svg:x2="6.227cm" svg:y2="71.327cm" draw:start-shape="id60" draw:start-glue-point="0" draw:end-shape="id61" draw:end-glue-point="9" svg:d="M7550 72498l-1323-1171" svg:viewBox="0 0 1324 1172">
          <text:p/>
        </draw:connector>
        <draw:g xml:id="id60" draw:id="id60">
          <draw:g>
            <draw:custom-shape draw:style-name="gr15" draw:text-style-name="P10" draw:layer="ConfigLayout" svg:width="0.8cm" svg:height="0.3cm" svg:x="5.9cm" svg:y="72.5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ConfigLayout" svg:width="2.5cm" svg:height="0.3cm" svg:x="6.7cm" svg:y="72.4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5.9cm" svg:y="72.8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ConfigLayout" svg:width="2.5cm" svg:height="0.3cm" svg:x="6.7cm" svg:y="72.7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.9cm" svg:y="73.1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8.1cm" svg:y="73.4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9cm" svg:y="73.4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ConfigLayout" svg:width="1.1cm" svg:height="0.3cm" svg:x="7cm" svg:y="73.4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.873cm" svg:y1="70.973cm" svg:x2="4.498cm" svg:y2="69.772cm" draw:start-shape="id61" draw:start-glue-point="5" draw:end-shape="id62" draw:end-glue-point="3" svg:d="M5873 70973l-1375-1201" svg:viewBox="0 0 1376 1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30T18:39:18.837000000</dc:date>
    <meta:editing-duration>P1DT3H36M1S</meta:editing-duration>
    <meta:editing-cycles>162</meta:editing-cycles>
    <meta:print-date>2017-03-30T10:29:28.404000000</meta:print-date>
    <meta:document-statistic meta:object-count="740"/>
  </office:meta>
</office:document-meta>
</file>